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IXGeneral3" svg:font-family="STIXGeneral" style:font-pitch="variable"/>
    <style:font-face style:name="STIXGeneral2" svg:font-family="STIXGeneral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IXGeneral" svg:font-family="STIXGeneral" style:font-family-generic="roman" style:font-pitch="variable"/>
    <style:font-face style:name="STIXGeneral1" svg:font-family="STIXGeneral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808080" draw:fill="hatch" draw:fill-color="#666666" draw:fill-hatch-name="Black_20_-45_20_Degrees" draw:fill-hatch-solid="true" draw:textarea-horizontal-align="justify" draw:textarea-vertical-align="middle" draw:auto-grow-height="false" fo:min-height="1.458cm" fo:min-width="22.29cm"/>
    </style:style>
    <style:style style:name="gr2" style:family="graphic" style:parent-style-name="standard">
      <style:graphic-properties svg:stroke-color="#006600" svg:stroke-opacity="100%" draw:fill="hatch" draw:fill-color="#66cc99" draw:fill-hatch-name="Hatching_20_2" draw:fill-hatch-solid="true" draw:textarea-horizontal-align="justify" draw:textarea-vertical-align="middle" draw:auto-grow-height="false" fo:min-height="1.528cm" fo:min-width="2.292cm"/>
    </style:style>
    <style:style style:name="gr3" style:family="graphic" style:parent-style-name="objectwithoutfill">
      <style:graphic-properties svg:stroke-width="0.051cm" svg:stroke-color="#999999" draw:marker-start="Rounded_20_short_20_Arrow" draw:marker-start-width="0.377cm" draw:marker-end="Rounded_20_short_20_Arrow" draw:marker-end-width="0.377cm" draw:fill="none" draw:textarea-vertical-align="middle" fo:padding-top="0.026cm" fo:padding-bottom="0.026cm" fo:padding-left="0.026cm" fo:padding-right="0.026cm"/>
    </style:style>
    <style:style style:name="gr4" style:family="graphic" style:parent-style-name="standard">
      <style:graphic-properties draw:fill="solid" draw:fill-color="#66ffff" draw:textarea-horizontal-align="justify" draw:textarea-vertical-align="middle" draw:auto-grow-height="false" fo:min-height="1.528cm" fo:min-width="0.516cm"/>
    </style:style>
    <style:style style:name="gr5" style:family="graphic" style:parent-style-name="standard">
      <style:graphic-properties svg:stroke-color="#006600" svg:stroke-opacity="100%" draw:fill="hatch" draw:fill-color="#66cc99" draw:fill-hatch-name="Hatching_20_2" draw:fill-hatch-solid="true" draw:textarea-horizontal-align="justify" draw:textarea-vertical-align="middle" draw:auto-grow-height="false" fo:min-height="1.528cm" fo:min-width="5.396cm"/>
    </style:style>
    <style:style style:name="gr6" style:family="graphic" style:parent-style-name="standard">
      <style:graphic-properties svg:stroke-color="#0066cc" svg:stroke-opacity="100%" draw:fill="solid" draw:fill-color="#66ffff" draw:textarea-horizontal-align="justify" draw:textarea-vertical-align="middle" draw:auto-grow-height="false" fo:min-height="0.512cm" fo:min-width="2.612cm"/>
    </style:style>
    <style:style style:name="gr7" style:family="graphic" style:parent-style-name="standard">
      <style:graphic-properties svg:stroke-color="#666666" svg:stroke-opacity="100%" draw:fill="hatch" draw:fill-color="#666666" draw:fill-hatch-name="Hatching_20_6" draw:fill-hatch-solid="true" draw:textarea-horizontal-align="justify" draw:textarea-vertical-align="middle" draw:auto-grow-height="false" fo:min-height="0.512cm" fo:min-width="2.866cm"/>
    </style:style>
    <style:style style:name="gr8" style:family="graphic" style:parent-style-name="standard">
      <style:graphic-properties svg:stroke-color="#006600" svg:stroke-opacity="100%" draw:fill="hatch" draw:fill-color="#66cc99" draw:fill-hatch-name="Hatching_20_3" draw:fill-hatch-solid="true" draw:textarea-horizontal-align="justify" draw:textarea-vertical-align="middle" draw:auto-grow-height="false" fo:min-height="0.512cm" fo:min-width="3.056cm"/>
    </style:style>
    <style:style style:name="gr9" style:family="graphic" style:parent-style-name="standard">
      <style:graphic-properties svg:stroke-color="#666666" svg:stroke-opacity="100%" draw:fill="hatch" draw:fill-color="#ccffff" draw:fill-hatch-name="Hatching_20_2" draw:fill-hatch-solid="true" draw:textarea-horizontal-align="justify" draw:textarea-vertical-align="middle" draw:auto-grow-height="false" fo:min-height="1.528cm" fo:min-width="8.912cm"/>
    </style:style>
    <style:style style:name="gr10" style:family="graphic" style:parent-style-name="objectwithoutfill">
      <style:graphic-properties svg:stroke-width="0.081cm" svg:stroke-color="#666666" draw:marker-start="Rounded_20_short_20_Arrow" draw:marker-start-width="0.422cm" draw:marker-end="Rounded_20_short_20_Arrow" draw:marker-end-width="0.422cm" draw:fill="none" draw:textarea-vertical-align="middle" fo:padding-top="0.041cm" fo:padding-bottom="0.041cm" fo:padding-left="0.041cm" fo:padding-right="0.041cm"/>
    </style:style>
    <style:style style:name="gr11" style:family="graphic" style:parent-style-name="standard">
      <style:graphic-properties svg:stroke-color="#666666" svg:stroke-opacity="100%" draw:fill="hatch" draw:fill-color="#ccffff" draw:fill-hatch-name="Hatching_20_2" draw:fill-hatch-solid="true" draw:textarea-horizontal-align="justify" draw:textarea-vertical-align="middle" draw:auto-grow-height="false" fo:min-height="0.512cm" fo:min-width="4.58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hatch" draw:fill-color="#666666" draw:fill-hatch-name="Black_20_-45_20_Degrees" draw:fill-hatch-solid="tru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="hatch" draw:fill-color="#66cc99" draw:fill-hatch-name="Hatching_20_2" draw:fill-hatch-solid="tru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66ffff"/>
      <style:paragraph-properties fo:text-align="center"/>
    </style:style>
    <style:style style:name="P7" style:family="paragraph">
      <loext:graphic-properties draw:fill="hatch" draw:fill-color="#666666" draw:fill-hatch-name="Hatching_20_6" draw:fill-hatch-solid="true"/>
      <style:paragraph-properties fo:text-align="center"/>
      <style:text-properties fo:color="#111111"/>
    </style:style>
    <style:style style:name="P8" style:family="paragraph">
      <loext:graphic-properties draw:fill="hatch" draw:fill-color="#66cc99" draw:fill-hatch-name="Hatching_20_3" draw:fill-hatch-solid="true"/>
      <style:paragraph-properties fo:text-align="center"/>
    </style:style>
    <style:style style:name="P9" style:family="paragraph">
      <loext:graphic-properties draw:fill="hatch" draw:fill-color="#ccffff" draw:fill-hatch-name="Hatching_20_2" draw:fill-hatch-solid="tru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111111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2.86cm" svg:height="1.778cm" svg:x="11.508cm" svg:y="2.6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78.39472237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792cm" svg:height="1.778cm" svg:x="28.274cm" svg:y="2.694cm">
          <text:p/>
          <draw:enhanced-geometry svg:viewBox="0 0 21600 21600" draw:type="rectangle" draw:enhanced-path="M 0 0 L 21600 0 21600 21600 0 21600 0 0 Z N"/>
        </draw:custom-shape>
        <draw:connector draw:style-name="gr3" draw:text-style-name="P4" xml:id="id2" draw:id="id2" draw:layer="layout" draw:type="line" svg:x1="11.508cm" svg:y1="2.34cm" svg:x2="15.516cm" svg:y2="2.34cm" svg:d="M11508 2340h4008" svg:viewBox="0 0 4009 1">
          <text:p text:style-name="P3"><text:span text:style-name="T1">startup</text:span><text:span text:style-name="T1"><text:line-break/></text:span><text:span text:style-name="T1"/></text:p>
        </draw:connector>
        <draw:connector draw:style-name="gr3" draw:text-style-name="P5" draw:layer="layout" draw:type="line" svg:x1="31.089cm" svg:y1="2.412cm" svg:x2="34.566cm" svg:y2="2.412cm" draw:start-shape="id1" draw:start-glue-point="3" svg:d="M31089 2412h3477" svg:viewBox="0 0 3478 1">
          <text:p text:style-name="P3"><text:span text:style-name="T1">cleanup</text:span></text:p>
          <text:p text:style-name="P3"><text:span text:style-name="T1"/></text:p>
        </draw:connector>
        <draw:connector draw:style-name="gr3" draw:text-style-name="P4" xml:id="id3" draw:id="id3" draw:layer="layout" draw:type="line" svg:x1="15.516cm" svg:y1="2.34cm" svg:x2="20.515cm" svg:y2="2.393cm" draw:start-shape="id2" draw:start-glue-point="3" svg:d="M15516 2340l4999 53" svg:viewBox="0 0 5000 54">
          <text:p text:style-name="P3"><text:span text:style-name="T1">input</text:span></text:p>
          <text:p text:style-name="P3"><text:span text:style-name="T1"/></text:p>
        </draw:connector>
        <draw:connector draw:style-name="gr3" draw:text-style-name="P4" xml:id="id1" draw:id="id1" draw:layer="layout" draw:type="line" svg:x1="28.24cm" svg:y1="2.412cm" svg:x2="31.089cm" svg:y2="2.412cm" svg:d="M28240 2412h2849" svg:viewBox="0 0 2850 1">
          <text:p text:style-name="P3"><text:span text:style-name="T1">output</text:span></text:p>
          <text:p text:style-name="P3"><text:span text:style-name="T1"/></text:p>
        </draw:connector>
        <draw:connector draw:style-name="gr3" draw:text-style-name="P4" draw:layer="layout" draw:type="line" svg:x1="20.515cm" svg:y1="2.393cm" svg:x2="28.24cm" svg:y2="2.412cm" draw:start-shape="id3" draw:start-glue-point="3" draw:end-shape="id1" draw:end-glue-point="2" svg:d="M20515 2393l7725 19" svg:viewBox="0 0 7726 20">
          <text:p text:style-name="P3"><text:span text:style-name="T1">processing</text:span></text:p>
          <text:p text:style-name="P3"><text:span text:style-name="T1"/></text:p>
        </draw:connector>
        <draw:custom-shape draw:style-name="gr4" draw:text-style-name="P6" draw:layer="layout" svg:width="1.016cm" svg:height="1.778cm" svg:x="21.468cm" svg:y="2.6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896cm" svg:height="1.778cm" svg:x="15.572cm" svg:y="2.69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112cm" svg:height="0.762cm" svg:x="31.256cm" svg:y="7.716cm">
          <text:p text:style-name="P3">Processing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366cm" svg:height="0.762cm" svg:x="23.954cm" svg:y="7.716cm">
          <text:p text:style-name="P3"><text:span text:style-name="T2">Set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3.556cm" svg:height="0.762cm" svg:x="27.51cm" svg:y="7.716cm">
          <text:p text:style-name="P3">Input/output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016cm" svg:height="1.778cm" svg:x="21.468cm" svg:y="2.6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016cm" svg:height="1.778cm" svg:x="22.384cm" svg:y="2.6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016cm" svg:height="1.778cm" svg:x="23.368cm" svg:y="2.6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016cm" svg:height="1.778cm" svg:x="24.368cm" svg:y="2.6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016cm" svg:height="1.778cm" svg:x="25.368cm" svg:y="2.6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016cm" svg:height="1.778cm" svg:x="26.268cm" svg:y="2.6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016cm" svg:height="1.778cm" svg:x="27.268cm" svg:y="2.69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9.412cm" svg:height="1.778cm" svg:x="1.794cm" svg:y="2.694cm">
          <text:p/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.808cm" svg:y1="2.271cm" svg:x2="11.232cm" svg:y2="2.331cm" svg:d="M1808 2271l9424 60" svg:viewBox="0 0 9425 61">
          <text:p text:style-name="P3"><text:span text:style-name="T1">load-graph</text:span></text:p>
          <text:p text:style-name="P3"><text:span text:style-name="T1"/></text:p>
        </draw:connector>
        <draw:connector draw:style-name="gr10" draw:text-style-name="P4" draw:layer="layout" draw:type="line" svg:x1="1.808cm" svg:y1="0.958cm" svg:x2="11.232cm" svg:y2="0.958cm" svg:d="M1808 958h9424" svg:viewBox="0 0 9425 1">
          <text:p text:style-name="P3"><text:span text:style-name="T1">Loading</text:span></text:p>
          <text:p text:style-name="P3"><text:span text:style-name="T1"/></text:p>
        </draw:connector>
        <draw:connector draw:style-name="gr10" draw:text-style-name="P4" draw:layer="layout" draw:type="line" svg:x1="11.508cm" svg:y1="0.956cm" svg:x2="34.518cm" svg:y2="0.956cm" svg:d="M11508 956h23010" svg:viewBox="0 0 23011 1">
          <text:p text:style-name="P3"><text:span text:style-name="T1">Running</text:span></text:p>
          <text:p text:style-name="P3"><text:span text:style-name="T1"/></text:p>
        </draw:connector>
        <draw:connector draw:style-name="gr3" draw:text-style-name="P4" draw:layer="layout" draw:type="line" svg:x1="1.808cm" svg:y1="5.358cm" svg:x2="11.232cm" svg:y2="5.418cm" svg:d="M1808 5358l9424 60" svg:viewBox="0 0 9425 61">
          <text:p text:style-name="P3"><text:span text:style-name="T1">load-time (T</text:span><text:span text:style-name="T3">l</text:span><text:span text:style-name="T1">)</text:span></text:p>
          <text:p text:style-name="P3"><text:span text:style-name="T1"/></text:p>
        </draw:connector>
        <draw:connector draw:style-name="gr3" draw:text-style-name="P4" draw:layer="layout" draw:type="line" svg:x1="20.515cm" svg:y1="5.332cm" svg:x2="28.241cm" svg:y2="5.323cm" svg:d="M20515 5332l7726-9" svg:viewBox="0 0 7727 10">
          <text:p text:style-name="P3"><text:span text:style-name="T1">processing-time (T</text:span><text:span text:style-name="T3">p</text:span><text:span text:style-name="T1">)</text:span></text:p>
          <text:p text:style-name="P3"><text:span text:style-name="T1"/></text:p>
        </draw:connector>
        <draw:connector draw:style-name="gr3" draw:text-style-name="P4" draw:layer="layout" draw:type="line" svg:x1="11.453cm" svg:y1="5.716cm" svg:x2="34.343cm" svg:y2="5.716cm" svg:d="M11453 5716h22890" svg:viewBox="0 0 22891 1">
          <text:p text:style-name="P3"><text:span text:style-name="T1"/></text:p>
          <text:p text:style-name="P3"><text:span text:style-name="T1">makespan (T</text:span><text:span text:style-name="T3">m</text:span><text:span text:style-name="T1">)</text:span></text:p>
        </draw:connector>
        <draw:custom-shape draw:style-name="gr11" draw:text-style-name="P9" draw:layer="layout" svg:width="5.08cm" svg:height="0.762cm" svg:x="18.696cm" svg:y="7.722cm">
          <text:p text:style-name="P3">Loading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016cm" svg:height="1.778cm" svg:x="20.468cm" svg:y="2.69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IXGeneral3" svg:font-family="STIXGeneral" style:font-pitch="variable"/>
    <style:font-face style:name="STIXGeneral2" svg:font-family="STIXGeneral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IXGeneral" svg:font-family="STIXGeneral" style:font-family-generic="roman" style:font-pitch="variable"/>
    <style:font-face style:name="STIXGeneral1" svg:font-family="STIXGeneral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-45_20_Degrees" draw:display-name="Black -45 Degrees" draw:style="single" draw:color="#b2b2b2" draw:distance="0.508cm" draw:rotation="3150"/>
    <draw:hatch draw:name="Hatching_20_2" draw:display-name="Hatching 2" draw:style="single" draw:color="#cccccc" draw:distance="0.305cm" draw:rotation="450"/>
    <draw:hatch draw:name="Hatching_20_3" draw:display-name="Hatching 3" draw:style="single" draw:color="#cccccc" draw:distance="0.356cm" draw:rotation="450"/>
    <draw:hatch draw:name="Hatching_20_6" draw:display-name="Hatching 6" draw:style="single" draw:color="#b2b2b2" draw:distance="0.356cm" draw:rotation="3150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aea79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TIXGeneral2" fo:font-family="STIXGeneral" style:font-style-name="Regular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svg:stroke-width="0cm" svg:stroke-color="#3465af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STIXGeneral3" fo:font-family="STIXGeneral" style:font-pitch="variable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DejaVu Sans" style:font-family-asian="'DejaVu Sans'" style:font-family-generic-asian="system" style:font-pitch-asian="variable" style:font-size-asian="14pt" style:language-asian="zh" style:country-asian="CN" style:font-style-asian="normal" style:font-weight-asian="bold" style:font-name-complex="DejaVu Sans" style:font-family-complex="'DejaVu Sans'" style:font-family-generic-complex="system" style:font-pitch-complex="variable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8.151cm" fo:page-height="9.57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2.258cm" svg:x="1cm" svg:y="5.143cm"/>
      <draw:page-thumbnail draw:layer="backgroundobjects" svg:width="8.999cm" svg:height="2.258cm" svg:x="1cm" svg:y="13.719cm"/>
      <draw:page-thumbnail draw:layer="backgroundobjects" svg:width="8.999cm" svg:height="2.258cm" svg:x="1cm" svg:y="22.295cm"/>
      <draw:page-thumbnail draw:layer="backgroundobjects" svg:width="8.999cm" svg:height="2.258cm" svg:x="11cm" svg:y="5.143cm"/>
      <draw:page-thumbnail draw:layer="backgroundobjects" svg:width="8.999cm" svg:height="2.258cm" svg:x="11cm" svg:y="13.719cm"/>
      <draw:page-thumbnail draw:layer="backgroundobjects" svg:width="8.999cm" svg:height="2.258cm" svg:x="11cm" svg:y="22.295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79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ing Ngai</meta:initial-creator>
    <meta:creation-date>2014-08-25T18:41:44.768534599</meta:creation-date>
    <dc:date>2017-06-07T20:48:59.941139332</dc:date>
    <meta:editing-duration>P1DT38M</meta:editing-duration>
    <meta:editing-cycles>89</meta:editing-cycles>
    <meta:generator>LibreOffice/5.1.6.2$Linux_X86_64 LibreOffice_project/10m0$Build-2</meta:generator>
    <meta:document-statistic meta:object-count="51"/>
  </office:meta>
</office:document-meta>
</file>